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rsid="000c8a32" officeooo:paragraph-rsid="000c8a32" style:font-weight-asian="bold" style:font-weight-complex="bold"/>
    </style:style>
    <style:style style:name="P2" style:family="paragraph">
      <style:paragraph-properties fo:text-align="center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1.461cm" fo:min-width="2.95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1.609cm" fo:min-width="3.59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1.667cm" fo:min-width="3.42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1.609cm" fo:min-width="3.3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1.647cm" fo:min-width="3.40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2.002cm" fo:min-width="4.06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Shape1" draw:style-name="gr7" svg:width="5.742cm" svg:height="2.832cm" svg:x="6.052cm" svg:y="6.733cm"><text:p text:style-name="P2">STUDENT 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3" draw:style-name="gr6" svg:width="4.816cm" svg:height="2.329cm" svg:x="6.316cm" svg:y="2.076cm"><text:p>Reference number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4" draw:style-name="gr5" svg:width="4.71cm" svg:height="2.276cm" svg:x="-0.166cm" svg:y="4.828cm"><text:p><text:s text:c="9"/>Email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5" draw:style-name="gr4" svg:width="4.843cm" svg:height="2.356cm" svg:x="1.162cm" svg:y="10.702cm"><text:p><text:s text:c="12"/>Age 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6" draw:style-name="gr3" svg:width="5.081cm" svg:height="2.276cm" svg:x="11.185cm" svg:y="10.754cm"><text:p><text:s text:c="11"/>Nam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Shape2" draw:style-name="gr2" svg:width="4.181cm" svg:height="2.065cm" svg:x="12.905cm" svg:y="4.907cm"><text:p>Mobile number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" draw:name="Shape7" draw:style-name="gr1" draw:text-style-name="P2" svg:x1="8.883cm" svg:y1="4.404cm" svg:x2="8.777cm" svg:y2="6.732cm"><text:p/></draw:line><draw:line text:anchor-type="paragraph" draw:z-index="7" draw:name="Shape8" draw:style-name="gr1" draw:text-style-name="P2" svg:x1="4.359cm" svg:y1="6.574cm" svg:x2="6.052cm" svg:y2="7.87cm"><text:p/></draw:line><draw:line text:anchor-type="paragraph" draw:z-index="8" draw:name="Shape9" draw:style-name="gr1" draw:text-style-name="P2" svg:x1="5.84cm" svg:y1="11.363cm" svg:x2="7.851cm" svg:y2="9.564cm"><text:p/></draw:line><draw:line text:anchor-type="paragraph" draw:z-index="9" draw:name="Shape10" draw:style-name="gr1" draw:text-style-name="P2" svg:x1="11.053cm" svg:y1="9.193cm" svg:x2="12.773cm" svg:y2="10.754cm"><text:p/></draw:line><draw:line text:anchor-type="paragraph" draw:z-index="10" draw:name="Shape11" draw:style-name="gr1" draw:text-style-name="P2" svg:x1="11.661cm" svg:y1="7.711cm" svg:x2="13.381cm" svg:y2="6.6cm"><text:p/></draw:line>h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19T07:54:42.562551225</meta:creation-date>
    <dc:date>2023-07-19T08:04:47.000569448</dc:date>
    <meta:editing-duration>PT10M5S</meta:editing-duration>
    <meta:editing-cycles>1</meta:editing-cycles>
    <meta:document-statistic meta:table-count="0" meta:image-count="0" meta:object-count="0" meta:page-count="1" meta:paragraph-count="1" meta:word-count="1" meta:character-count="1" meta:non-whitespace-character-count="1"/>
    <meta:generator>LibreOffice/6.4.7.2$Linux_X86_64 LibreOffice_project/40$Build-2</meta:generator>
  </office:meta>
</office:document-meta>
</file>